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land avala d'une traite le fond de sa pinte, avant de reposer le verre désormais vide sur la petite table ronde accolée au comptoir qu'il avait annexée, tout en laissant échapper un long « aaaah » de plaisir. Le magicien se leva ensuite pour se diriger vers les coulisses de la petite scène qui était pour l'instant toujours vide. Cela allait bientôt être à lui. L'alcool commençait à faire son office, réchauffant doucereusement son œsophage tout en inhibant légèrement ses barrières internes. C'était l'un des ingrédients indispensables pour un spectacle réussi. En tout cas d'après lui. Le garçon buvait toujours une pinte de bière avant de partir en représentation. Ni plus, ni moins. Plus serait une invitation à rater ses tours et moins laisserait le stress s'exprimer à sa place. A cet instant précis, il était à la fois calme, détendu, et parfaitement en contrôle de ses pensées et gestes. C'est donc d'un pas serein que l'ancien noble se dirigea vers les coulisse pour préparer son entrée en scène.</text:p>
      <text:p text:style-name="Standard"/>
      <text:p text:style-name="Standard">Il n'avait pas vraiment l'habitude de se produire dans les bars. Comme tout, cela avait ses avantages et ses inconvénients, parmi lesquels le public souvent éméché pouvait parfois ruiner le spectacle. La probabilité d'occurrence de cette funeste possibilité était cependant relativement réduite aujourd'hui, pour la bonne raison qu'Astrid n'était pas présente, affairée ailleurs. Connaissant la tornade, cela limitait déjà fortement les risques de débordement -dont la certitude aurait été avérée dans le cas contraire. Parmi les avantages on pouvait compter évidemment la visibilité que ce genre d'événements pouvait lui apporter. Des agents et tout genre et des propriétaires de cabarets écumaient souvent les bars à la recherche de talents augmentant fortement ses chances d'être repéré par l'un d'entre eux.</text:p>
      <text:p text:style-name="Standard"/>
      <text:p text:style-name="Standard">A l'heure prévue, le rideau s'ouvrit sur la silhouette capée du prestidigitateur, qui comme à son habitude avait pris la pose qu'il imaginait la plus classe. En l'occurrence, il avait la tête baissée de sorte que le public ne voit que son chapeau et ses mains étaient repliées devant lui, bras croisés tenant sa cape. Ainsi, son corps était caché pratiquement dans son entièreté par ses vêtements. Quelques clappements de main retentirent et Erland ouvrit grand ses bras en prenant la parole.</text:p>
      <text:p text:style-name="Standard"/>
      <text:p text:style-name="Standard">-Mesdames et messieurs, je vous souhaite la bienvenue,</text:p>
      <text:p text:style-name="Standard">Je me présente, je suis le grand Mag'Oz,</text:p>
      <text:p text:style-name="Standard">Je m'en vais vous présenter ma magique prose,</text:p>
      <text:p text:style-name="Standard">Des tours à vous en donner la berlue !</text:p>
      <text:p text:style-name="Standard">Des tours c'est promis, sans pouvoirs, sans Lucy</text:p>
      <text:p text:style-name="Standard">Que de la vraie magie, sans mensonge ni tricherie</text:p>
      <text:p text:style-name="Standard"/>
      <text:p text:style-name="Standard">Le spectacle se déroula comme sur des roulettes. L'assemblée, majoritairement composée d'ivrognes, était d'une réceptivité toute relative, mais l'ancien noble n'en attendait pour ainsi dire pas vraiment plus. Il aurait son heure de gloire avec un public digne de ce nom. Il parvint cependant à leur arracher quelques applaudissements et même quelques rires éparses en écho à ses classico-classiques plaisanteries. Quelques tours de cartes, de mentalisme et même deux grandes illusions plus tard, l'heure allouée à son set était terminée. Erland salua humblement son public avant de s'éclipser à nouveau dans les coulisses, qu'il quitta peu de temps après pour retourner au comptoir. Si la règle de la pinte unique s'appliquait sans dérogation [i]avant[/i] toute performance, il n'y avait aucune limite à sa consommation [i]après[/i]. A l'exception peut-être de sa règle tacite « un verre c'est bien, trois verres c'est mieux » stipulant implicitement que plus il buvait, meilleure était la soirée du magicien.</text:p>
      <text:p text:style-name="Standard"/>
      <text:p text:style-name="Standard">Une fois à nouveau attablé, une nouvelle pinte à la main, Erland prit un moment pour souffler. Il regrettait à présent un peu l'absence de sa partenaire officielle de lever le coude. Les soirées que le duo infernal partageait étaient souvent mémorables et l'animation était souvent moindre lorsqu'il était seul. C'est alors que l'odeur caractérisé du tabac en combustion parvint à ses narines. Le garçon pivota la tête pour constater que sa voisine venait d'allumer une cigarette. Hum. Erland ne fumait pas. Du moins, pas régulièrement. Mais cela pouvait lui arriver lors de nuit plutôt arrosée. Alors, <text:soft-page-break/>pourquoi pas ce soir ? Une petite entorse aurait sans doute au moins le mérite de pimenter une soirée qui risquait sinon fort de se terminer bien rapidement. Et puis qui savait ? Peut-être que ce serait l'occasion de faire une rencontre fortuite, qui pourrait déboucher sur une soirée amusante. Voire plus... Se parant de son plus beau sourire, l'homme à tout faire tapota sur l'épaule de sa voisine en s'éclaircissant la voix.</text:p>
      <text:p text:style-name="Standard">-Eum... Excuse-moi, y aurait moyen de t'en piquer une ?</text:p>
      <text:p text:style-name="P1">La réponse de la jeune femme ne se fit pas attendre. Celle-ci tourna la tête pour lui faire face lorsque le magicien lui tapota l'épaule et le contempla d'un regard où l'étonnement le disputa bien vite à l'amusement voire la moquerie. Erf... Voilà qui ne disait rien qui vaille. Erland profita de ce premier contact visuel pour examiner d'un peu plus près sa créancière en devenir. Elle devait être sensiblement aussi vieille que lui. Son visage était plutôt agréable au regard, une mèche rebelle se balançant selon son bon vouloir devant ses yeux. Ses cheveux étaient d'ailleurs coupés relativement courts -plus courts que ceux d'Erland à vrai dire- ce qui lui donnait un air assez mature. Ses yeux rieurs et son sourire mutin semblaient témoigner d'une confiance en elle certaine mais son corps dégageait une impression un peu plus calme. Erland sourit. Ils étaient faits du même bois.</text:p>
      <text:p text:style-name="Standard"/>
      <text:p text:style-name="Standard">Sa risette s'agrandit encore un peu lorsqu'elle lui répondit finalement, imitant avec dérision le style rimique que le magicien avait lui-même utilisé un peu plus tôt pour se présenter à son public. Ce dernier garda le silence un instant, réfléchissant à comment il allait réagir, son sourire figé sur les lèvres. D'un côté, il ressentait à présent ce petit picotement agaçant de la frustration d'être moqué, celle qui vous fait instantanément détester la personne en face de vous. C'était l'un des soucis du garçon ; son égo. Si Astrid et lui passaient leur temps à s'envoyer des piques à longueur de journée, il avait plus de mal à supporter qu'une inconnue se moque de lui. Toujours le même problème de sale gosse qui avait grandi trop vite. D'un autre côté, il fallait reconnaître que la jeune femme s'en était très bien tirée. Sortir des rimes comme ça à l'improviste était loin d'être évident, et avoir le culot de les lui envoyer dans la tronche de la sorte attestait d'un caractère bien trempé, qui promettait d'être intéressant.</text:p>
      <text:p text:style-name="Standard"/>
      <text:p text:style-name="Standard">Que voilà une réponse bien subtile,</text:p>
      <text:p text:style-name="Standard">J'apprécie le verbe et la rime,</text:p>
      <text:p text:style-name="Standard"/>
      <text:p text:style-name="Standard">Si vous voulez correctement imiter mon style.</text:p>
      <text:p text:style-name="Standard"/>
      <text:p text:style-name="Standard">Se disant, Erland porta son verre à ses lèvres avec un air satisfait. Bien sûr, cela ne répondait pas du tout à la question initiale, mais il était tout de même important de montrer qui était le patron. Pour le reste... Eh bien, l'ancien noble avait décrété que la demoiselle méritait son attention. Elle avait fait preuve d'esprit et paraissait tout à fait qualifiée pour faire un très bon compagnon de beuverie. Alors son sourire s'accentua encore un peu.</text:p>
      <text:p text:style-name="Standard"/>
      <text:p text:style-name="Standard">-Mets-en deux ou trois et je te paierai une bière avec plaisir.</text:p>
      <text:p text:style-name="Standard"/>
      <text:p text:style-name="Standard">Le garçon semblait avoir du mal à se décider entre le tutoiement et le vouvoiement. Pas très important. Il trancherait en fonction de la suite de la conversation. Finalement, il leva sa pinte devant lui, incitant la comédienne à trinquer avec lui.</text:p>
      <text:p text:style-name="Standard"/>
      <text:p text:style-name="Standard">-Je m'appelle Erland. Tu peux m'appeler Mag'Oz si tu veux, mais c'est juste mon nom de scène et il est un peu pompeux ahah. C'est surtout pour impressionner les simples d'esprit. T'as vu mon passage sur scène ? T'en as pensé quoi ?</text:p>
      <text:p text:style-name="Standard"/>
      <text:p text:style-name="Standard">Yep, pas besoin de grand chose pour le lancer, le petit Mago...</text:p>
      <text:p text:style-name="P1">Son petit couplet avait fait son effet. L'air de rien, Erland était magicien depuis quelques annéesw maintenant, et son penchant pour les entrées théâtrales et la démesure en général lui avait donné une certaine assurance et un certain niveau dans la répartie. Ce n'était donc que justice -le garçon n'avait alors pas moindre idée qu'il était en face d'une comédienne chevronnée. Un accord fut passé, des présentations échangées, et la dénommée Lutzi se lança dans la réponse à sa dernière question. Enfin « réponse »... Monologue ou dissertation aurait sans doute été plus juste. A mesure que la jeune femme lui exposait son point de vue, le magicien écarquillait un peu plus les yeux.</text:p>
      <text:p text:style-name="Standard"/>
      <text:p text:style-name="Standard">La douche froide pour lui qui s'attendait à tomber sur la péquenaude du coin. Elle était censée lui répondre « Ooooh monsieur le magicien c'était extraordinaire je n'en reviens pas ! Vous pouvez me faire une démonstration ? » et paf, il l'avait dans la poche. Au lieu de cela, la comédienne lui expliqua en deux temps trois mouvements les qualités et les défauts de son show. A nouveau, son ego en prit un coup. Pendant quelques secondes Erland resta bouche bée, ne sachant trop que répondre à cela.</text:p>
      <text:p text:style-name="Standard"/>
      <text:p text:style-name="Standard">-Je euh...</text:p>
      <text:p text:style-name="Standard"/>
      <text:p text:style-name="Standard">Heureusement pour lui, Lutzi n'avait semblait-il pas terminé sa tirade, et elle le gratifia d'une question bien plus dans ses cordes. Ses épaules s'affalèrent tandis qu'il relâchait la pression dans un long soupir. De la « fausse magie », c'est ça ? Oh, oh, voilà qui devenait intéressant. L'ex noble laissa de côté la critique de son spectacle pendant un court instant, ce sujet-là étant bien plus amusant pour lui. Le garçon avait l'habitude de ce genre de réflexions, et avec les années son discours s'était poli, affûté. A tel point qu'il était capable désormais de tenir un débat entier avec son idée saugrenue ; celle qui affirmait que le mythe de Lucy n'était qu'un mensonge et que la seule vraie magie était la sienne, celle qui devait s'apprendre au fil du temps. Pas celle dont les gens -sa famille comprise- tiraient une fierté alors qu'ils ne la méritaient pas. Bien entendu, Erland n'en croyait pas un mot. Mais c'était sa petite revanche personnelle sur sa famille et il aimait à voir les expressions outrées de ses interlocuteurs quand il présentait cette théorie. Il lâcha un petit rire moqueur avant de prendre un air de conspirateur.</text:p>
      <text:p text:style-name="Standard"/>
      <text:p text:style-name="Standard">-Oh, je vois... Encore une adoratrice de l'usurpatrice ? Eh bien sache, pour ta gouverne, que ma magie est la [i]vraie[/i] magie. Le mythe de Lucy n'est qu'une invention du Royaume pour empêcher les citoyens de chercher à en savoir plus. Comme ça ils gardent tout le monde tranquille et ils peuvent faire leurs magouilles dans leur coin.</text:p>
      <text:p text:style-name="Standard"/>
      <text:p text:style-name="Standard">Hop là, une petite couche de dédain, ma petite dame ? Emballez c'est pesé ! Bon, la partie sur le gouvernement était un peu gratuite mais c'étaient dans les détails qu'on reconnaissait un bon mensonge. Erland prit à son tour une gorgée de bière avant de s'atteler à rouler sa cigarette durement obtenue. Le résultat ne fut pas transcendant, mais pas non plus catastrophique au vu de son expérience en la matière, et c'est relativement fièrement que l'homme à tout faire alluma la feuille au bout de ses lèvres... Avant d'être pris d'une violente quinte de toux, qu'il ne parvint pas à réprimer malgré l'embarras que cela risquait de lui causer. Au bout de quelques secondes, le phénomène prit fin et il put se remettre à boire et fumer comme si de rien n'était. Après avoir à nouveau posé sa pinte sur la table, le garçon reprit, d'un air un peu plus sérieux cette fois.</text:p>
      <text:p text:style-name="Standard"/>
      <text:p text:style-name="Standard">-C'était une analyse plutôt détaillée, dis-moi ! J'ai pas compris la moitié des mots que t'as utilisés ahah... Et dans ceux que j'ai compris, j'en ai pas retenu la moitié je crois... Tu bosses dans le métier ou quo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2-03T12:30:11.89</meta:creation-date>
    <dc:date>2020-02-07T19:04:40.57</dc:date>
    <meta:editing-duration>PT4H14M26S</meta:editing-duration>
    <meta:editing-cycles>433</meta:editing-cycles>
    <meta:generator>OpenOffice/4.1.2$Win32 OpenOffice.org_project/412m3$Build-9782</meta:generator>
    <meta:document-statistic meta:table-count="0" meta:image-count="0" meta:object-count="0" meta:page-count="4" meta:paragraph-count="29" meta:word-count="1939" meta:character-count="11546"/>
  </office:meta>
</office:document-meta>
</file>